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150%" fo:text-align="start" style:justify-single-word="false" style:writing-mode="lr-tb"/>
    </style:style>
    <style:style style:name="P2" style:family="paragraph" style:parent-style-name="Standard">
      <style:paragraph-properties fo:line-height="150%" fo:text-align="start" style:justify-single-word="false" style:writing-mode="lr-tb"/>
      <style:text-properties officeooo:rsid="000b903d" officeooo:paragraph-rsid="000b903d"/>
    </style:style>
    <style:style style:name="T1" style:family="text">
      <style:text-properties style:text-position="super 58%"/>
    </style:style>
    <style:style style:name="T2" style:family="text">
      <style:text-properties style:use-window-font-color="true" style:text-underline-style="none"/>
    </style:style>
    <style:style style:name="T3" style:family="text">
      <style:text-properties style:use-window-font-color="true" style:text-underline-style="none" officeooo:rsid="000a02a0"/>
    </style:style>
    <style:style style:name="T4" style:family="text">
      <style:text-properties style:use-window-font-color="true" style:text-position="super 58%" style:text-underline-style="none" officeooo:rsid="000a02a0"/>
    </style:style>
    <style:style style:name="T5" style:family="text">
      <style:text-properties style:text-outline="false" style:text-line-through-style="none" style:text-line-through-typ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6" style:family="text">
      <style:text-properties officeooo:rsid="0007f9d3"/>
    </style:style>
    <style:style style:name="T7" style:family="text">
      <style:text-properties officeooo:rsid="00099571"/>
    </style:style>
    <style:style style:name="T8" style:family="text">
      <style:text-properties officeooo:rsid="000d87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Dear Agent, at <text:span text:style-name="T5">***</text:span></text:p>
      <text:p text:style-name="P1"><text:tab/>I would like to utilize your services in order to publish my emerging novel, called “Pyrostasis Resurrection” which is a science fiction novel, I started to write approximately 1<text:span text:style-name="T6">9</text:span> years ago. <text:span text:style-name="T6">Seventeen</text:span> years ago I switched to another project who took precedence, another novel called “The Phoenix Of Antarctica”. About <text:span text:style-name="T6">seven years</text:span> ago I came back to the former project, which its first three <text:span text:style-name="T6">chapters</text:span> are enclosed.</text:p>
      <text:p text:style-name="P1"><text:tab/>I'm currently at the ripe age of <text:span text:style-name="T6">33</text:span>, <text:span text:style-name="T6">I used to be </text:span>a student of English Literature and classical studies (including Latin). I am associated by my friends and Collogues by the pseudonym DaVe, a sort of cool writing method developed by “elite” hackers, crackers and gamers communities (myself belonging only to the latter of the three, <text:span text:style-name="T7">id est that is why it known as leet-speak or 1337-5p34k</text:span>). <text:span text:style-name="T8">My real name is Doron Volkovich, for any legal matter, yet I would prefer to be referred to as DaVe in any other correspondence. <text:s/></text:span></text:p>
      <text:p text:style-name="P1"><text:tab/>Pyrostasis Resurrection begun its way as The Real Genetical Wars, around august 1996, when an English tutor advised me to start writing my own science fiction. Combined with special dreams that occurred at around that time that supplied my aircraft vessels and the commando units abilities, both day-dreams and nocturnal reveries. <text:span text:style-name="T7">L</text:span>ately developed as the Pyrostasis Resurrection being re-influenced into science fiction through a colour blinded friend of mine (a new major theme in the book itself) and several computer games (of the <text:span text:style-name="T6">FPS </text:span>genre).</text:p>
      <text:p text:style-name="P1"><text:tab/>There is a combination of 1<text:span text:style-name="T1">st</text:span> person narrator of the main protagonist alongside a 3<text:span text:style-name="T1">rd</text:span> person omniscient narrator. <text:span text:style-name="T2">My main project is still “The Phoenix Of Antarctica”, which is, as I believe, is at book length with 320 double spaced A4 pages long approximately. Pyrostasis Resurrection is currently much shorter than this, and could well fit as a graphic novel if too short at the moment to be a stand alone book by its own merits. I have won the Fred Simmons Award for original poetry at the Tel-Aviv University, where poems of mine had appeared in a students of the Creative Writing Workshop collection called The Tel-Aviv University Review and another such collection called Re-Vision while the former one I had suggested to be called “The Veloci-Raptor Edition”.</text:span></text:p>
      <text:p text:style-name="P1"><text:span text:style-name="T2"><text:tab/></text:span><text:span text:style-name="T3">I was also the “squadron leader” of The Wondering Workshop in its 6</text:span><text:span text:style-name="T4">th</text:span><text:span text:style-name="T3"> season, which is a stand alone creative writing workshop that began as a result of the university sponsored one. It is <text:s/>currently in the midst of its 7</text:span><text:span text:style-name="T4">th</text:span><text:span text:style-name="T3"> season. We have a website at thewonderingworkshop.org where you can view my own and other prominent members (mainly past members) works of both prose and poetry. The majority of TWW members are aspiring poets and authors waiting to find our niche and practice towards this noble cause of attaining an audience.</text:span></text:p>
      <text:p text:style-name="P2"><text:span text:style-name="T3"><text:tab/></text:span><text:span text:style-name="T2">My contact details are as follows: </text:span><text:a xlink:type="simple" xlink:href="mailto:korlortar@bezeqint.net">korlortar@bezeqint.net</text:a><text:span text:style-name="T2"> or I should be reachable around the afternoon hours of Israel local time (GMT +2 in the winter, or GMT +3 due to daylight savings in the summer time) at +972-508-779155. Another mail is </text:span><text:a xlink:type="simple" xlink:href="mailto:utoriator@bezeqint.net">utoriator@bezeqint.net</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fo:font-size="12pt" style:font-name-asian="MS Mincho" style:font-family-asian="'MS Mincho'" style:font-family-generic-asian="system" style:font-pitch-asian="variable" style:font-size-asian="14pt" style:font-name-complex="Times New Roman1" style:font-family-complex="'Times New Roman'" style:font-size-complex="12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imes New Roman1" style:font-family-complex="'Times New 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family-complex="'Times New Roman'"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font-family-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meta:initial-creator>
    <meta:creation-date>2009-05-18T03:58:52.59</meta:creation-date>
    <dc:date>2015-03-30T03:43:00.211425184</dc:date>
    <meta:editing-duration>PT9H2M26S</meta:editing-duration>
    <meta:editing-cycles>21</meta:editing-cycles>
    <meta:generator>LibreOffice/4.2.8.2$Linux_X86_64 LibreOffice_project/420$Build-2</meta:generator>
    <meta:printed-by>OoZooL Obliterator</meta:printed-by>
    <meta:print-date>2009-06-26T06:00:58.78</meta:print-date>
    <meta:document-statistic meta:table-count="0" meta:image-count="0" meta:object-count="0" meta:page-count="1" meta:paragraph-count="7" meta:word-count="511" meta:character-count="3072" meta:non-whitespace-character-count="2557"/>
    <meta:user-defined meta:name="Info 1"/>
    <meta:user-defined meta:name="Info 2"/>
    <meta:user-defined meta:name="Info 3"/>
    <meta:user-defined meta:name="Info 4"/>
  </office:meta>
</office:document-meta>
</file>